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fo:padding-top="0.0694in" fo:padding-left="0.0694in" fo:padding-bottom="0.0694in" fo:padding-right="0.0694in"/>
    </style:style>
    <style:style style:name="P312" style:parent-style-name="Standard" style:family="paragraph">
      <style:paragraph-properties fo:line-height="100%"/>
    </style:style>
    <style:style style:name="P313" style:parent-style-name="Heading4" style:family="paragraph">
      <style:text-properties style:text-underline-type="none"/>
    </style:style>
    <style:style style:name="P314" style:parent-style-name="Heading4" style:family="paragraph">
      <style:text-properties style:text-underline-type="none"/>
    </style:style>
    <style:style style:name="P315" style:parent-style-name="Heading4" style:family="paragraph">
      <style:text-properties style:text-underline-type="none"/>
    </style:style>
    <style:style style:name="P316" style:parent-style-name="Heading4" style:family="paragraph">
      <style:text-properties style:text-underline-type="none"/>
    </style:style>
    <style:style style:name="P317" style:parent-style-name="Heading4" style:family="paragraph">
      <style:text-properties style:text-underline-type="none"/>
    </style:style>
    <style:style style:name="P318" style:parent-style-name="Heading4" style:family="paragraph">
      <style:text-properties style:text-underline-type="none"/>
    </style:style>
    <style:style style:name="P319" style:parent-style-name="Heading4" style:family="paragraph">
      <style:text-properties style:text-underline-type="none"/>
    </style:style>
    <style:style style:name="P320" style:parent-style-name="Heading4" style:family="paragraph">
      <style:text-properties style:text-underline-type="none"/>
    </style:style>
    <style:style style:name="P321" style:parent-style-name="Heading4" style:family="paragraph">
      <style:text-properties style:text-underline-type="none"/>
    </style:style>
    <style:style style:name="P322" style:parent-style-name="Heading4" style:family="paragraph">
      <style:text-properties style:text-underline-type="none"/>
    </style:style>
    <style:style style:name="P323" style:parent-style-name="Heading4" style:family="paragraph">
      <style:text-properties style:text-underline-type="none"/>
    </style:style>
    <style:style style:name="P324" style:parent-style-name="Heading4" style:family="paragraph">
      <style:text-properties style:text-underline-type="none"/>
    </style:style>
    <style:style style:name="P325" style:parent-style-name="Standard" style:family="paragraph"/>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0.2</text:p>
      <text:p text:style-name="P46">Created: 8/29/15</text:p>
      <text:p text:style-name="P47">Last Updated: 8/29/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text:s/>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 ______ is being used to generate custom 3D models for the game. 2D assets are being created in Gimp. Sound effects are created in Audacity. We anticipate this game taking no more than 14 days to complete production.</text:p>
      <text:p text:style-name="Standard"/>
      <text:p text:style-name="Standard">We project<text:s/>a total production cost of $7967</text:p>
      <text:list text:style-name="LS1" text:continue-numbering="true">
        <text:list-item>
          <text:list>
            <text:list-item>
              <text:p text:style-name="P157">60 hours labor: $1620</text:p>
            </text:list-item>
            <text:list-item>
              <text:p text:style-name="P158">Microsoft Visual Studio<text:s/>for 3 workstations: $897.00</text:p>
            </text:list-item>
            <text:list-item>
              <text:p text:style-name="P159">Unity3D Pro for 3 workstations: $4500.00</text:p>
            </text:list-item>
            <text:list-item>
              <text:p text:style-name="P160">AutoDesk Maya LT 2015 $95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 Gimp will be used to 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 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64">Microsoft Visual Studio. Microsoft Visual Studio will be used for debugging. $299.00</text:p>
        </text:list-item>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 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text:s/>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text:soft-page-break/>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 model</text:p>
          </table:table-cell>
          <table:table-cell table:style-name="TableCell225">
            <text:p text:style-name="P226">.fbx</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fbx</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 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text:soft-page-break/>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text:s/>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text:soft-page-break/>Level Layouts</text:h>
      <text:p text:style-name="Standard">This is where you will include graphics that show the layout of the levels. You can use paint, gimp, or graph paper to layout your levels. Make sure to include each level/world.<text:s/>Include how large the 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text:soft-page-break/>Asset List</text:h>
      <text:h text:style-name="Heading3" text:outline-level="3"><text:bookmark-start text:name="h.rzn5f71aj5e4"/><text:bookmark-start text:name="h.ae2zuon8c2p0"/><text:bookmark-end text:name="h.rzn5f71aj5e4"/><text:bookmark-end text:name="h.ae2zuon8c2p0"/>Gameplay</text:h>
      <text:h text:style-name="Heading4" text:outline-level="4"><text:bookmark-start text:name="h.6ufbemk3wvv7"/><text:bookmark-end text:name="h.6ufbemk3wvv7"/>2D Art</text:h>
      <text:h text:style-name="Heading4" text:outline-level="4"><text:bookmark-start text:name="h.nkli4e4s5gk4"/><text:bookmark-end text:name="h.nkli4e4s5gk4"/>3D Models</text:h>
      <text:list text:style-name="LFO10" text:continue-numbering="true">
        <text:list-item>
          <text:p text:style-name="P313">Earth</text:p>
        </text:list-item>
      </text:list>
      <text:list text:style-name="LFO10" text:continue-numbering="true">
        <text:list-item>
          <text:p text:style-name="P314">Jupiter</text:p>
        </text:list-item>
      </text:list>
      <text:list text:style-name="LFO10" text:continue-numbering="true">
        <text:list-item>
          <text:p text:style-name="P315">Mars</text:p>
        </text:list-item>
      </text:list>
      <text:list text:style-name="LFO10" text:continue-numbering="true">
        <text:list-item>
          <text:p text:style-name="P316">Mercury</text:p>
        </text:list-item>
      </text:list>
      <text:list text:style-name="LFO10" text:continue-numbering="true">
        <text:list-item>
          <text:p text:style-name="P317">Moon</text:p>
        </text:list-item>
      </text:list>
      <text:list text:style-name="LFO10" text:continue-numbering="true">
        <text:list-item>
          <text:p text:style-name="P318">Neptune</text:p>
        </text:list-item>
      </text:list>
      <text:list text:style-name="LFO10" text:continue-numbering="true">
        <text:list-item>
          <text:p text:style-name="P319">Saturn<text:s/></text:p>
        </text:list-item>
      </text:list>
      <text:list text:style-name="LFO10" text:continue-numbering="true">
        <text:list-item>
          <text:p text:style-name="P320">Ship</text:p>
        </text:list-item>
      </text:list>
      <text:list text:style-name="LFO10" text:continue-numbering="true">
        <text:list-item>
          <text:p text:style-name="P321">Sun</text:p>
        </text:list-item>
      </text:list>
      <text:list text:style-name="LFO10" text:continue-numbering="true">
        <text:list-item>
          <text:p text:style-name="P322">Uranus</text:p>
        </text:list-item>
      </text:list>
      <text:list text:style-name="LFO10" text:continue-numbering="true">
        <text:list-item>
          <text:p text:style-name="P323"><text:bookmark-start text:name="h.e8jmh46cvvih"/><text:bookmark-end text:name="h.e8jmh46cvvih"/>Venus</text:p>
        </text:list-item>
      </text:list>
      <text:list text:style-name="LFO10" text:continue-numbering="true">
        <text:list-item>
          <text:p text:style-name="P324">Space Ship</text:p>
        </text:list-item>
      </text:list>
      <text:h text:style-name="Heading4" text:outline-level="4">Audio</text:h>
      <text:list text:style-name="LFO11" text:continue-numbering="true">
        <text:list-item>
          <text:p text:style-name="P325">Explosion</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9</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ndrew Seba</meta:initial-creator>
    <dc:creator>Skov</dc:creator>
    <meta:creation-date>2015-08-29T15:08:00Z</meta:creation-date>
    <dc:date>2015-08-30T03:09:00Z</dc:date>
    <meta:template xlink:href="Normal" xlink:type="simple"/>
    <meta:editing-cycles>10</meta:editing-cycles>
    <meta:editing-duration>PT1980S</meta:editing-duration>
    <meta:document-statistic meta:page-count="9" meta:paragraph-count="12" meta:word-count="938" meta:character-count="6278" meta:row-count="44" meta:non-whitespace-character-count="5352"/>
  </office:meta>
</office:document-meta>
</file>